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start" style:justify-single-word="false"/>
      <style:text-properties style:font-name="Open Sans" fo:font-weight="normal" style:font-weight-asian="normal" style:font-weight-complex="normal"/>
    </style:style>
    <style:style style:name="P7" style:family="paragraph" style:parent-style-name="Standard">
      <style:paragraph-properties fo:text-align="center" style:justify-single-word="false"/>
      <style:text-properties style:font-name="Open Sans" fo:font-weight="normal" style:font-weight-asian="normal" style:font-weight-complex="normal"/>
    </style:style>
    <style:style style:name="P8" style:family="paragraph" style:parent-style-name="Standard">
      <style:paragraph-properties fo:text-align="center" style:justify-single-word="false"/>
      <style:text-properties style:font-name="Open San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fo:break-before="page"/>
      <style:text-properties style:font-name="Open Sans" fo:font-size="14pt" fo:font-weight="bold" style:font-size-asian="14pt" style:font-weight-asian="bold" style:font-size-complex="14pt" style:font-weight-complex="bold"/>
    </style:style>
    <style:style style:name="P11" style:family="paragraph" style:parent-style-name="Standard">
      <style:text-properties style:font-name="Open Sans"/>
    </style:style>
    <style:style style:name="P12" style:family="paragraph" style:parent-style-name="Standard" style:list-style-name="L1">
      <style:text-properties style:font-name="Open Sans" fo:font-weight="bold" style:font-weight-asian="bold" style:font-weight-complex="bold"/>
    </style:style>
    <style:style style:name="P13"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4" style:family="paragraph" style:parent-style-name="Standard" style:list-style-name="L3">
      <style:paragraph-properties fo:text-align="start" style:justify-single-word="false"/>
      <style:text-properties style:font-name="Open Sans" fo:font-weight="normal" style:font-weight-asian="normal" style:font-weight-complex="normal"/>
    </style:style>
    <style:style style:name="P15" style:family="paragraph" style:parent-style-name="Standard">
      <style:text-properties style:font-name="Open San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 Maker Movement | Destination Singapore</text:p>
      <text:p text:style-name="P3"/>
      <text:p text:style-name="P3"/>
      <text:p text:style-name="P5">OUTLINE</text:p>
      <text:p text:style-name="P3"/>
      <text:p text:style-name="P3">In my presentation, I will be attempting to answer the question: What is the Maker Movement? <text:s/>It features three takes, namely:</text:p>
      <text:p text:style-name="P3"/>
      <text:list xml:id="list854864914" text:style-name="L1">
        <text:list-item>
          <text:p text:style-name="P12">The Maker Movement is about turning ideas into reality. (Joel)</text:p>
        </text:list-item>
        <text:list-item>
          <text:p text:style-name="P12">The Maker Movement is about doing something you love. (SL2)</text:p>
        </text:list-item>
        <text:list-item>
          <text:p text:style-name="P12">The Maker Movement is about empowering people. (E-nable)</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5">Repository</text:p>
      <text:p text:style-name="P5"/>
      <text:list xml:id="list180473514" text:style-name="L2">
        <text:list-item>
          <text:p text:style-name="P13"><text:a xlink:type="simple" xlink:href="https://github.com/myrtleTree33/icists2014-presentation-makerMovement">https://github.com/myrtleTree33/icists2014-presentation-makerMovement</text:a></text:p>
        </text:list-item>
      </text:list>
      <text:p text:style-name="P6"/>
      <text:p text:style-name="P6"/>
      <text:p text:style-name="P5">Slides</text:p>
      <text:p text:style-name="P5"/>
      <text:list xml:id="list2109907879" text:continue-numbering="true" text:style-name="L2">
        <text:list-item>
          <text:p text:style-name="P13"><text:a xlink:type="simple" xlink:href="http://www.joeltong.org/icists2014/#/">http://www.joeltong.org/icists2014/#/</text:a> </text:p>
        </text:list-item>
      </text:list>
      <text:p text:style-name="P4"/>
      <text:p text:style-name="P4"/>
      <text:p text:style-name="P5">TODO</text:p>
      <text:p text:style-name="P5"/>
      <text:list xml:id="list2041031588" text:style-name="L3">
        <text:list-item>
          <text:p text:style-name="P14">Change social icons in last slide</text:p>
        </text:list-item>
        <text:list-item>
          <text:p text:style-name="P14">Beautify first slide</text:p>
        </text:list-item>
        <text:list-item>
          <text:p text:style-name="P14">Fix DingX Flash widget being unable to resize properly without refresh bug</text:p>
        </text:list-item>
        <text:list-item>
          <text:p text:style-name="P14">Add repository README</text:p>
        </text:list-item>
        <text:list-item>
          <text:p text:style-name="P14">Add credits (Creative Commons, etc.) as necessary</text:p>
        </text:list-item>
      </text:list>
      <text:p text:style-name="P3"/>
      <text:p text:style-name="P8"/>
      <text:p text:style-name="P10">SCRIPT</text:p>
      <text:p text:style-name="P3"/>
      <text:p text:style-name="P3">#0</text:p>
      <text:p text:style-name="P3"/>
      <text:p text:style-name="P3">Good afternoon everyone! <text:s/>My name is Joel and today, I’m <text:s/>here to share the Maker Movement with you!</text:p>
      <text:p text:style-name="P3"/>
      <text:p text:style-name="P3">#1</text:p>
      <text:p text:style-name="P3"/>
      <text:p text:style-name="P3">Before I begin, just a show of hands. <text:s/>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3"/>
      <text:p text:style-name="P3">Such definitions are useful (and this brings me to my question) but what exactly is the Maker Movement? <text:s/>What defines this culture of “Make”?</text:p>
      <text:p text:style-name="P3"/>
      <text:p text:style-name="P3">#2</text:p>
      <text:p text:style-name="P3"/>
      <text:p text:style-name="P3">Is it defined by collaborating with individuals, bringing the community together to solve problems?</text:p>
      <text:p text:style-name="P3"/>
      <text:p text:style-name="P3">#3</text:p>
      <text:p text:style-name="P3"/>
      <text:p text:style-name="P3">Or is it perhaps about education? <text:s/>Teaching the young about electronics, design and green farming through kits such as the Arduino?</text:p>
      <text:p text:style-name="P3"/>
      <text:p text:style-name="P3">#4</text:p>
      <text:p text:style-name="P3"/>
      <text:p text:style-name="P3">Or perhaps it it simply just an exclusive community of – tech geeks?</text:p>
      <text:p text:style-name="P3"/>
      <text:p text:style-name="P3">#5</text:p>
      <text:p text:style-name="P3"/>
      <text:p text:style-name="P3">Or just maybe, a movement celebrating the spirit of innovation?</text:p>
      <text:p text:style-name="P3"/>
      <text:p text:style-name="P3">#6</text:p>
      <text:p text:style-name="P3"/>
      <text:p text:style-name="P3"><text:soft-page-break/>And so – <text:span text:style-name="T3">What exactly is this Maker Movement all about?</text:span></text:p>
      <text:p text:style-name="P3"/>
      <text:p text:style-name="P3">May I suggest three responses to the audience that answers this question.</text:p>
      <text:p text:style-name="P3"/>
      <text:p text:style-name="P3"/>
      <text:p text:style-name="P4">[45 seconds]</text:p>
      <text:p text:style-name="P3"/>
      <text:p text:style-name="P3">#7</text:p>
      <text:p text:style-name="P3"/>
      <text:p text:style-name="P3">And so first up is my personal involvement with the Maker movement. <text:s/>To me, <text:span text:style-name="T2">The Maker Movement is about turning ideas into reality.</text:span></text:p>
      <text:p text:style-name="P3"/>
      <text:p text:style-name="P3">My personal journey of Making started when I was young. <text:s/>Being a Maker was epitomized by being both “creative” in two disciplines – Lego and Programming. <text:s/>I was a fan of Lego. <text:s/>We bought kits and I was often reprimanded for cannibalizing them to create something new! <text:s/>Later, my mom introduced me to web development as we happened to chance a book on web design.</text:p>
      <text:p text:style-name="P3"/>
      <text:p text:style-name="P3">I found these two hobbies really interesting. <text:s/>They were interesting not because they were the sort of things that every guy does. <text:s/>Rather, Lego was the <text:span text:style-name="T1">construction of physical objects</text:span>, and on the other, programming was the <text:span text:style-name="T1">creation of virtual ideas</text:span>. Both realms allowed me to turn ideas into reality. <text:s/>They were a playground for ideas to come into being.</text:p>
      <text:p text:style-name="P3"/>
      <text:p text:style-name="P3">#8</text:p>
      <text:p text:style-name="P3"/>
      <text:p text:style-name="P3">One of these ideas was to combine art with music, on the web. <text:s/>This was important because many websites were using Flash back in 2009. <text:s/>However, most of these websites were lacking an easy way of including visualizations in their music, with minimal bandwidth. <text:s/>To plug this gap, I created a plugin that deploys a drag-and-drop LIVE music visualizer on the web. <text:s/>And so here it is!</text:p>
      <text:p text:style-name="P3"/>
      <text:p text:style-name="P3">#9 (Demonstration of DingX, embedded on the page.)</text:p>
      <text:p text:style-name="P3"/>
      <text:p text:style-name="P3">#10</text:p>
      <text:p text:style-name="P3"/>
      <text:p text:style-name="P3">My Maker journey has been shaped by others as well, and triggered by imaginative ideas that we thought were <text:span text:style-name="T1">impossible</text:span>. <text:s/></text:p>
      <text:p text:style-name="P3"/>
      <text:p text:style-name="P3">Back in 2012, I was volunteering with this organization called the Singapore Academy for Young Engineers and Scientists (SAYES), from Science Centre Singapore. <text:s/>Science <text:soft-page-break/>Center Singapore, and the club itself, were one of the pioneers in bringing the Maker Movement to Singapore.</text:p>
      <text:p text:style-name="P3"/>
      <text:p text:style-name="P3">#11</text:p>
      <text:p text:style-name="P3"/>
      <text:p text:style-name="P3">We had this crazy idea of creating an electrical blimp, lifting electronics with helium balloons. <text:s/>Totally unfeasible, you might think! <text:s/>However, we tried the idea and guess what! <text:s/><text:span text:style-name="T1">It worked</text:span>, with 7 of these 32-inch mylar balloons! (p<text:span text:style-name="T1">asses balloon around crowd</text:span>)</text:p>
      <text:p text:style-name="P3"/>
      <text:p text:style-name="P3">This blimp is unique because, it has artificial intelligence embedded in it. <text:s/>We wanted our blimp to interact with the crowd. <text:s/>Tweets sent to the blimp were processed through a Machine-Learning model called “supervised classified learning”. <text:s/>The blimp would then move according to where it sees fit. <text:s/></text:p>
      <text:p text:style-name="P3"/>
      <text:p text:style-name="P3">Here is the blimp and a group photo during the First Mini Maker Faire in Singapore, back in 2012.</text:p>
      <text:p text:style-name="P3"/>
      <text:p text:style-name="P3">I have just shared by definition of the Maker Movement with you. <text:s/>But, the Maker Movement is more than my journey. <text:s/>It is also about the journeys of others. <text:s/></text:p>
      <text:p text:style-name="P3"/>
      <text:p text:style-name="P4">[3 minutes]</text:p>
      <text:p text:style-name="P3"/>
      <text:p text:style-name="P3">#12</text:p>
      <text:p text:style-name="P3"/>
      <text:p text:style-name="P3">Some have classified the Maker Movement as something distinct. <text:s/>To them, <text:span text:style-name="T2">The Maker Movement is about doing something you love, something that interests you.</text:span></text:p>
      <text:p text:style-name="P3"/>
      <text:p text:style-name="P15">&lt;&lt;EDIT FROM HERE&gt;&gt;</text:p>
      <text:p text:style-name="P15"/>
      <text:p text:style-name="P3">#13</text:p>
      <text:p text:style-name="P3"/>
      <text:p text:style-name="P3">Let me introduce you to Veera and the folks from Sustainable Living Lab. <text:s/>(This is Veera and their booth at the first Mini Maker Faire.) <text:s/>Sustainable Living Lab is a social enterprise that helps individuals with Green initiatives, projects and the ability to just simply engage in something that benefits the community, the environment and perhaps something that they find worthwhile doing. <text:s/></text:p>
      <text:p text:style-name="P3"/>
      <text:p text:style-name="P3">#14</text:p>
      <text:p text:style-name="P3"/>
      <text:p text:style-name="P3">Besides engaging in Making, these projects also bring the community together. <text:s/>In <text:soft-page-break/>Singapore, we have this traditional sense of longing for village camaraderie known as the “<text:span text:style-name="T1">Kampung Spirit</text:span>”, during the 1960s. <text:s/>Sustainable Living Lab nurtures this “<text:span text:style-name="T1">Kampung Spirit</text:span>” by bringing both the young and old, people from all walks of life to just simply bond over Making.</text:p>
      <text:p text:style-name="P3"/>
      <text:p text:style-name="P3">#15</text:p>
      <text:p text:style-name="P3"/>
      <text:p text:style-name="P3">And there’s more to it. <text:s/>Does anyone in the crowd know what this is? <text:s/>It is a hand-cycle, <text:s/>- an outreach project to make therapy devices for the Bishan Home for the Intellectually Disabled. <text:s/>These devices are different. <text:s/>They design these to be more interesting for the elderly to use. <text:s/>Isn’t that wonderful?</text:p>
      <text:p text:style-name="P3"/>
      <text:p text:style-name="P3">Yet another definition of making is more than just impacting the local community and about self. <text:s/>It is about what you can do, as a community, as an individual, to make a difference to the lives of people <text:span text:style-name="T1">beyond</text:span> you.</text:p>
      <text:p text:style-name="P3"/>
      <text:p text:style-name="P4">[3 minutes]</text:p>
      <text:p text:style-name="P3"/>
      <text:p text:style-name="P3">#16</text:p>
      <text:p text:style-name="P3"/>
      <text:p text:style-name="P3">This leads me to the third definition – <text:span text:style-name="T2">The Maker Movement is about empowering people.</text:span></text:p>
      <text:p text:style-name="P3"/>
      <text:p text:style-name="P3">#17</text:p>
      <text:p text:style-name="P3"/>
      <text:p text:style-name="P3">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3"/>
      <text:p text:style-name="P3">Their work is significant, because having these parts 3D-printed, outsourced and assembled by volunteers worldwide enables the cost of prostheses to be dramatically reduced. <text:s/>There work was started by this person named John Schull, a research Scientist hailing from the Rochester Institute of Technology.</text:p>
      <text:p text:style-name="P3"/>
      <text:p text:style-name="P3">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3"/>
      <text:p text:style-name="P3">#18</text:p>
      <text:p text:style-name="P3"/>
      <text:p text:style-name="P3"><text:soft-page-break/>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text:p>
      <text:p text:style-name="P3"/>
      <text:p text:style-name="P3">Countless other stories have been told – about how a family was brought together through the assembly of a prosthetic arm, to that of an eight-year-old volunteer assembling an arm for a person 2,000 miles away from home!</text:p>
      <text:p text:style-name="P3"/>
      <text:p text:style-name="P3">#19</text:p>
      <text:p text:style-name="P3"/>
      <text:p text:style-name="P3">Just last month, I had the privilege of meeting the pioneers of e-NABLE Singapore at a Maker’s showcase called Makers’ block. <text:s/>This is Yuanjun, together with Benjamin and Jeremy. <text:s/></text:p>
      <text:p text:style-name="P3"/>
      <text:p text:style-name="P3">Yuanjun first brought the project to Singapore a month back, and I understand that they first met and got together when they saw Yuanjun working at the corridor. <text:s/>And that was how they got started – just a month back!</text:p>
      <text:p text:style-name="P3"/>
      <text:p text:style-name="P4">[3 minutes]</text:p>
      <text:p text:style-name="P3"/>
      <text:p text:style-name="P3">#20</text:p>
      <text:p text:style-name="P3"/>
      <text:p text:style-name="P3">Now I have brought you through three aspects of the Maker Movement in Singapore, and I am really keen on seeing what is going to happen next. <text:s/>We had our first Maker Faire in 2012, and many initiatives have taken root since then. <text:s/>Our first Maker exhibition, Makers’ Block, was held just last month at a mall. <text:s/>Just recently, we concluded our Maker Faire at a Community Centre. <text:s/>And as of late, the major start-ups encouraging Making in Singapore have been centralized at the National Design Centre – that’s right, a public building, in August. <text:s/>I am excited about what is going to happen next!</text:p>
      <text:p text:style-name="P3"/>
      <text:p text:style-name="P4">[30 seconds]</text:p>
      <text:p text:style-name="P3"/>
      <text:p text:style-name="P3">#21</text:p>
      <text:p text:style-name="P3"/>
      <text:p text:style-name="P3">So back to my question. <text:s/><text:span text:style-name="T2">What exactly is the Maker Movement?</text:span> <text:s/>And the short answer is - <text:span text:style-name="T2">there is no definite answer</text:span>. <text:s/>The Maker Movement is a collection of journeys, with each journey being unique and different.</text:p>
      <text:p text:style-name="P3"/>
      <text:p text:style-name="P3"><text:soft-page-break/>#22</text:p>
      <text:p text:style-name="P3"/>
      <text:p text:style-name="P3">The question we should be asking ourselves instead is – <text:span text:style-name="T2">What is your Maker journey? </text:span><text:s/>What drives you? <text:s/>Each of us is blessed with God-given talents and abilities to impact the community. <text:s/>What are you doing about it? <text:s/>What exactly defines your Maker journey? <text:s/><text:span text:style-name="T2">Let your Maker journey, begin, today!</text:span></text:p>
      <text:p text:style-name="P3"/>
      <text:p text:style-name="P3">#23</text:p>
      <text:p text:style-name="P3"/>
      <text:p text:style-name="P3">Thank you!</text:p>
      <text:p text:style-name="P3"/>
      <text:p text:style-name="P4">[30 seconds]</text:p>
      <text:p text:style-name="P4"/>
      <text:p text:style-name="P4">TOTAL TIME ELAPSED: 0.75 + 3 + 3 + 3 + 0.5 + 0.5 = 10.75 minutes</text:p>
      <text:p text:style-name="P4"/>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Ver. 0.1.1<text:tab/><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7T19:25:25</dc:date>
    <dc:creator>joel </dc:creator>
    <meta:editing-duration>PT6H24M42S</meta:editing-duration>
    <meta:editing-cycles>382</meta:editing-cycles>
    <meta:document-statistic meta:table-count="0" meta:image-count="0" meta:object-count="0" meta:page-count="7" meta:paragraph-count="88" meta:word-count="1600" meta:character-count="9495" meta:non-whitespace-character-count="7911"/>
  </office:meta>
</office:document-meta>
</file>